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fo:font-size="14pt" style:font-size-asian="14pt" style:font-size-complex="14pt"/>
    </style:style>
    <style:style style:name="P2" style:family="paragraph" style:parent-style-name="Standard">
      <style:paragraph-properties fo:margin-top="0in" fo:margin-bottom="0in" loext:contextual-spacing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1in" fo:margin-right="0in" fo:margin-top="0in" fo:margin-bottom="0in" loext:contextual-spacing="false" fo:text-indent="0in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margin-left="0.5in" fo:margin-right="0in" fo:margin-top="0in" fo:margin-bottom="0in" loext:contextual-spacing="false" fo:text-indent="0.5in" style:auto-text-indent="false"/>
      <style:text-properties fo:font-size="14pt" style:font-size-asian="14pt" style:font-size-complex="14pt"/>
    </style:style>
    <style:style style:name="P6" style:family="paragraph" style:parent-style-name="Standard" style:list-style-name="WWNum1" style:master-page-name="Standard">
      <style:paragraph-properties fo:margin-left="0.5in" fo:margin-right="0in" fo:margin-top="0in" fo:margin-bottom="0in" loext:contextual-spacing="true" fo:text-indent="-0.25in" style:auto-text-indent="false" style:page-number="1"/>
      <style:text-properties fo:font-size="14pt" style:font-size-asian="14pt" style:font-size-complex="14pt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 fo:break-before="page"/>
      <style:text-properties fo:font-size="14pt" style:font-size-asian="14pt" style:font-size-complex="14pt"/>
    </style:style>
    <style:style style:name="P8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fo:font-size="14pt" style:font-size-asian="14pt" style:font-size-complex="14pt"/>
    </style:style>
    <style:style style:name="P9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  <style:text-properties fo:font-size="14pt" style:font-size-asian="14pt" style:font-size-complex="14pt"/>
    </style:style>
    <style:style style:name="P10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  <style:text-properties fo:font-size="14pt" fo:background-color="#ffff00" style:font-size-asian="14pt" style:font-size-complex="14pt"/>
    </style:style>
    <style:style style:name="P11" style:family="paragraph" style:parent-style-name="Standard">
      <style:paragraph-properties fo:margin-left="1in" fo:margin-right="0in" fo:margin-top="0in" fo:margin-bottom="0in" loext:contextual-spacing="true" fo:text-indent="-0.25in" style:auto-text-indent="false"/>
      <style:text-properties fo:font-size="14pt" fo:background-color="transparent" style:font-size-asian="14pt" style:font-size-complex="14pt"/>
    </style:style>
    <style:style style:name="P12" style:family="paragraph" style:parent-style-name="Standard">
      <style:paragraph-properties fo:margin-left="1in" fo:margin-right="0in" fo:margin-top="0in" fo:margin-bottom="0in" loext:contextual-spacing="true" fo:text-indent="-0.25in" style:auto-text-indent="false"/>
      <style:text-properties fo:font-size="14pt" officeooo:rsid="0013953d" officeooo:paragraph-rsid="0013953d" fo:background-color="transparent" style:font-size-asian="14pt" style:font-size-complex="14pt"/>
    </style:style>
    <style:style style:name="P13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1in" fo:margin-right="0in" fo:margin-top="0in" fo:margin-bottom="0in" loext:contextual-spacing="false" fo:text-indent="0in" style:auto-text-indent="fals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0.5in" fo:margin-right="0in" fo:margin-top="0in" fo:margin-bottom="0in" loext:contextual-spacing="false" fo:text-indent="0.5in" style:auto-text-indent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left="0.7709in" fo:margin-right="0in" fo:margin-top="0in" fo:margin-bottom="0in" loext:contextual-spacing="false" fo:text-indent="0in" style:auto-text-indent="false"/>
      <style:text-properties fo:font-size="14pt" style:font-size-asian="14pt" style:font-size-complex="14pt"/>
    </style:style>
    <style:style style:name="P17" style:family="paragraph" style:parent-style-name="Standard">
      <style:paragraph-properties fo:margin-left="1in" fo:margin-right="0in" fo:margin-top="0in" fo:margin-bottom="0in" loext:contextual-spacing="false" fo:text-indent="0.5in" style:auto-text-indent="false"/>
      <style:text-properties fo:font-size="14pt" style:font-size-asian="14pt" style:font-size-complex="14pt"/>
    </style:style>
    <style:style style:name="P18" style:family="paragraph" style:parent-style-name="Standard">
      <style:paragraph-properties fo:margin-top="0in" fo:margin-bottom="0in" loext:contextual-spacing="false"/>
      <style:text-properties fo:font-size="14pt" style:font-size-asian="14pt" style:font-size-complex="14pt"/>
    </style:style>
    <style:style style:name="P19" style:family="paragraph" style:parent-style-name="Standard">
      <style:paragraph-properties fo:margin-top="0in" fo:margin-bottom="0in" loext:contextual-spacing="false"/>
      <style:text-properties fo:font-size="14pt" officeooo:rsid="0011c9c9" officeooo:paragraph-rsid="0011c9c9" style:font-size-asian="14pt" style:font-size-complex="14pt"/>
    </style:style>
    <style:style style:name="T1" style:family="text">
      <style:text-properties officeooo:rsid="0011fa3e"/>
    </style:style>
    <style:style style:name="T2" style:family="text">
      <style:text-properties officeooo:rsid="001593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899952014869589046" text:style-name="WWNum1">
        <text:list-item>
          <text:p text:style-name="P6">What is the output of the following?</text:p>
        </text:list-item>
      </text:list>
      <text:p text:style-name="P1"/>
      <text:p text:style-name="P1">Stream&lt;String&gt; stream = Stream.iterate("", (s) -&gt; s + "1");</text:p>
      <text:p text:style-name="P1">System.out.println(stream.limit(2).map(x -&gt; x + "2"));</text:p>
      <text:p text:style-name="P1"/>
      <text:list xml:id="list175206055281971" text:continue-numbering="true" text:style-name="WWNum1">
        <text:list-item>
          <text:list>
            <text:list-item>
              <text:p text:style-name="P9">12112</text:p>
            </text:list-item>
            <text:list-item>
              <text:p text:style-name="P9">212</text:p>
            </text:list-item>
            <text:list-item>
              <text:p text:style-name="P9">212112</text:p>
            </text:list-item>
            <text:list-item>
              <text:p text:style-name="P10">java.util.stream.ReferencePipeline$3@4517d9a3</text:p>
            </text:list-item>
            <text:list-item>
              <text:p text:style-name="P9">The code does not compile.</text:p>
            </text:list-item>
            <text:list-item>
              <text:p text:style-name="P9">An exception is thrown.</text:p>
            </text:list-item>
            <text:list-item>
              <text:p text:style-name="P9">The code hangs.</text:p>
            </text:list-item>
          </text:list>
        </text:list-item>
      </text:list>
      <text:p text:style-name="P2"/>
      <text:p text:style-name="P19">Explicación: no hay operacion finalista, falta realizar la funcion final del Stream, <text:span text:style-name="T1">nunca se llega a ejecutar.</text:span></text:p>
      <text:p text:style-name="P2"/>
      <text:p text:style-name="P2"/>
      <text:list xml:id="list175206140842793" text:continue-numbering="true" text:style-name="WWNum1">
        <text:list-item>
          <text:p text:style-name="P7">What is the output of the following?</text:p>
        </text:list-item>
      </text:list>
      <text:p text:style-name="P1"/>
      <text:p text:style-name="P1">Predicate&lt;? super String&gt; predicate = s -&gt; s.startsWith("g");</text:p>
      <text:p text:style-name="P1">Stream&lt;String&gt; stream1 = Stream.generate(() -&gt; "growl! ");</text:p>
      <text:p text:style-name="P1">Stream&lt;String&gt; stream2 = Stream.generate(() -&gt; "growl! ");</text:p>
      <text:p text:style-name="P1">boolean b1 = stream1.anyMatch(predicate);</text:p>
      <text:p text:style-name="P3">boolean b2 = stream2.allMatch(predicate);</text:p>
      <text:p text:style-name="P1">System.out.println(b1 + " " + b2);</text:p>
      <text:p text:style-name="P1"/>
      <text:list xml:id="list175204945509987" text:continue-numbering="true" text:style-name="WWNum1">
        <text:list-item>
          <text:list>
            <text:list-item>
              <text:p text:style-name="P9">true false</text:p>
            </text:list-item>
            <text:list-item>
              <text:p text:style-name="P9">true true</text:p>
            </text:list-item>
            <text:list-item>
              <text:p text:style-name="P9">java.util.stream.ReferencePipeline$3@4517d9a3</text:p>
            </text:list-item>
            <text:list-item>
              <text:p text:style-name="P9">The code does not compile.</text:p>
            </text:list-item>
            <text:list-item>
              <text:p text:style-name="P9">An exception is thrown.</text:p>
            </text:list-item>
            <text:list-item>
              <text:p text:style-name="P10">The code hangs.</text:p>
            </text:list-item>
          </text:list>
        </text:list-item>
      </text:list>
      <text:p text:style-name="P11"/>
      <text:p text:style-name="P12">Se queda infinitamente generando en la linea del allMatch ya que no tiene limitador el predicate, <text:span text:style-name="T2">es decir que el generate nunca terminará de generar y por tanto el allMatch nunca terminará de encontrar las coincidencias.</text:span></text:p>
      <text:p text:style-name="P12"/>
      <text:p text:style-name="P2"/>
      <text:p text:style-name="P2"/>
      <text:p text:style-name="P2"/>
      <text:p text:style-name="P2"/>
      <text:list xml:id="list175205031842148" text:continue-numbering="true" text:style-name="WWNum1">
        <text:list-item>
          <text:p text:style-name="P7">What is the output of the following?</text:p>
        </text:list-item>
      </text:list>
      <text:p text:style-name="P1"/>
      <text:p text:style-name="P1">Predicate&lt;? super String&gt; predicate = s -&gt; s.length() &gt; 3;</text:p>
      <text:p text:style-name="P1">Stream&lt;String&gt; stream = Stream.iterate("-", (s) -&gt; s + s);</text:p>
      <text:p text:style-name="P1">boolean b1 = stream.noneMatch(predicate);</text:p>
      <text:p text:style-name="P1">boolean b2 = stream.anyMatch(predicate);</text:p>
      <text:p text:style-name="P1">System.out.println(b1 + " " + b2);</text:p>
      <text:p text:style-name="P1"/>
      <text:list xml:id="list175206459999397" text:continue-numbering="true" text:style-name="WWNum1">
        <text:list-item>
          <text:list>
            <text:list-item>
              <text:p text:style-name="P9">false true</text:p>
            </text:list-item>
            <text:list-item>
              <text:p text:style-name="P9">false false</text:p>
            </text:list-item>
            <text:list-item>
              <text:p text:style-name="P9">java.util.stream.ReferencePipeline$3@4517d9a3</text:p>
            </text:list-item>
            <text:list-item>
              <text:p text:style-name="P9">The code does not compile.</text:p>
            </text:list-item>
            <text:list-item>
              <text:p text:style-name="P9">An exception is thrown.</text:p>
            </text:list-item>
            <text:list-item>
              <text:p text:style-name="P9">The code hangs.</text:p>
            </text:list-item>
          </text:list>
        </text:list-item>
      </text:list>
      <text:p text:style-name="P2"/>
      <text:p text:style-name="P2"/>
      <text:p text:style-name="P2"/>
      <text:list xml:id="list175206453199125" text:continue-numbering="true" text:style-name="WWNum1">
        <text:list-item>
          <text:p text:style-name="P7">Which are true statements about terminal operations in a stream? (Choose all that apply.)</text:p>
        </text:list-item>
      </text:list>
      <text:p text:style-name="P1"/>
      <text:list xml:id="list175207069265644" text:continue-numbering="true" text:style-name="WWNum1">
        <text:list-item>
          <text:list>
            <text:list-item>
              <text:p text:style-name="P9">At most one terminal operation can exist in a stream pipeline.</text:p>
            </text:list-item>
            <text:list-item>
              <text:p text:style-name="P9">Terminal operations are a required part of the stream pipeline in order to get a result. </text:p>
            </text:list-item>
            <text:list-item>
              <text:p text:style-name="P9">Terminal operations have Stream as the return type.</text:p>
            </text:list-item>
            <text:list-item>
              <text:p text:style-name="P9">The referenced Stream may be used after the calling a terminal operation.</text:p>
            </text:list-item>
            <text:list-item>
              <text:p text:style-name="P9">The peek() method is an example of a terminal operation.</text:p>
            </text:list-item>
          </text:list>
        </text:list-item>
      </text:list>
      <text:p text:style-name="P2"/>
      <text:p text:style-name="P2"/>
      <text:p text:style-name="P2"/>
      <text:list xml:id="list175207087221092" text:continue-numbering="true" text:style-name="WWNum1">
        <text:list-item>
          <text:p text:style-name="P7">Which terminal operations on the Stream class are reductions? (Choose all that apply.)</text:p>
        </text:list-item>
      </text:list>
      <text:p text:style-name="P1"/>
      <text:list xml:id="list175206086438445" text:continue-numbering="true" text:style-name="WWNum1">
        <text:list-item>
          <text:list>
            <text:list-item>
              <text:p text:style-name="P9">collect()</text:p>
            </text:list-item>
            <text:list-item>
              <text:p text:style-name="P9">count()</text:p>
            </text:list-item>
            <text:list-item>
              <text:p text:style-name="P9">findFirst()</text:p>
            </text:list-item>
            <text:list-item>
              <text:p text:style-name="P9">map() </text:p>
            </text:list-item>
            <text:list-item>
              <text:p text:style-name="P9">peek()</text:p>
            </text:list-item>
            <text:list-item>
              <text:p text:style-name="P9">sum()</text:p>
            </text:list-item>
          </text:list>
        </text:list-item>
      </text:list>
      <text:p text:style-name="P2"/>
      <text:p text:style-name="P2"/>
      <text:p text:style-name="P2"/>
      <text:list xml:id="list175205538456557" text:continue-numbering="true" text:style-name="WWNum1">
        <text:list-item>
          <text:p text:style-name="P7">Which of the following can fill in the blank so that the code prints out false? (Choose all that apply.)</text:p>
        </text:list-item>
      </text:list>
      <text:p text:style-name="P3"/>
      <text:p text:style-name="P3">Stream&lt;String&gt; s = Stream.generate(() -&gt; "meow");</text:p>
      <text:p text:style-name="P3">boolean match = s.________________(String::isEmpty);</text:p>
      <text:p text:style-name="P3">System.out.println(match);</text:p>
      <text:p text:style-name="P1"/>
      <text:list xml:id="list175205375101423" text:continue-numbering="true" text:style-name="WWNum1">
        <text:list-item>
          <text:list>
            <text:list-item>
              <text:p text:style-name="P9">allMatch</text:p>
            </text:list-item>
            <text:list-item>
              <text:p text:style-name="P9">anyMatch</text:p>
            </text:list-item>
            <text:list-item>
              <text:p text:style-name="P9">findAny</text:p>
            </text:list-item>
            <text:list-item>
              <text:p text:style-name="P9">findFirst</text:p>
            </text:list-item>
            <text:list-item>
              <text:p text:style-name="P9">noneMatch</text:p>
            </text:list-item>
            <text:list-item>
              <text:p text:style-name="P9">None of the above</text:p>
            </text:list-item>
          </text:list>
        </text:list-item>
      </text:list>
      <text:p text:style-name="P2"/>
      <text:p text:style-name="P2"/>
      <text:p text:style-name="P2"/>
      <text:list xml:id="list175205029169522" text:continue-numbering="true" text:style-name="WWNum1">
        <text:list-item>
          <text:p text:style-name="P7">We have a method that returns a sorted list without changing the original. Which of the following can replace the method implementation to do the same with streams?</text:p>
        </text:list-item>
      </text:list>
      <text:p text:style-name="P3"/>
      <text:p text:style-name="P3">private static List&lt;String&gt; sort(List&lt;String&gt; list) {</text:p>
      <text:p text:style-name="P3">List&lt;String&gt; copy = new ArrayList&lt;&gt;(list);</text:p>
      <text:p text:style-name="P1">Collections.sort(copy, (a, b) -&gt; b.compareTo(a));</text:p>
      <text:p text:style-name="P1">return copy;</text:p>
      <text:p text:style-name="P3">}</text:p>
      <text:p text:style-name="P1"/>
      <text:list xml:id="list175206188840472" text:continue-numbering="true" text:style-name="WWNum1">
        <text:list-item>
          <text:list>
            <text:list-item>
              <text:p text:style-name="P9">return list.stream()</text:p>
            </text:list-item>
          </text:list>
        </text:list-item>
      </text:list>
      <text:p text:style-name="P4">.compare((a, b) -&gt; b.compareTo(a))</text:p>
      <text:p text:style-name="P5">.collect(Collectors.toList());</text:p>
      <text:p text:style-name="P1"/>
      <text:list xml:id="list175206252260559" text:continue-numbering="true" text:style-name="WWNum1">
        <text:list-item>
          <text:list>
            <text:list-item>
              <text:p text:style-name="P9">return list.stream()</text:p>
            </text:list-item>
          </text:list>
        </text:list-item>
      </text:list>
      <text:p text:style-name="P5">.compare((a, b) -&gt; b.compareTo(a))</text:p>
      <text:p text:style-name="P5">.sort();</text:p>
      <text:p text:style-name="P1"/>
      <text:list xml:id="list175206200335212" text:continue-numbering="true" text:style-name="WWNum1">
        <text:list-item>
          <text:list>
            <text:list-item>
              <text:p text:style-name="P9">return list.stream()</text:p>
            </text:list-item>
          </text:list>
        </text:list-item>
      </text:list>
      <text:p text:style-name="P5">.compareTo((a, b) -&gt; b.compareTo(a))</text:p>
      <text:p text:style-name="P5">.collect(Collectors.toList());</text:p>
      <text:p text:style-name="P1"/>
      <text:list xml:id="list175205391901416" text:continue-numbering="true" text:style-name="WWNum1">
        <text:list-item>
          <text:list>
            <text:list-item>
              <text:p text:style-name="P9">return list.stream()</text:p>
            </text:list-item>
          </text:list>
        </text:list-item>
      </text:list>
      <text:p text:style-name="P4">.compareTo((a, b) -&gt; b.compareTo(a))</text:p>
      <text:p text:style-name="P4">.sort();</text:p>
      <text:p text:style-name="P1"/>
      <text:list xml:id="list175205237642968" text:continue-numbering="true" text:style-name="WWNum1">
        <text:list-item>
          <text:list>
            <text:list-item>
              <text:p text:style-name="P9">return list.stream()</text:p>
            </text:list-item>
          </text:list>
        </text:list-item>
      </text:list>
      <text:p text:style-name="P5">.sorted((a, b) -&gt; b.compareTo(a))</text:p>
      <text:p text:style-name="P5">.collect();</text:p>
      <text:p text:style-name="P1"/>
      <text:list xml:id="list175207079949252" text:continue-numbering="true" text:style-name="WWNum1">
        <text:list-item>
          <text:list>
            <text:list-item>
              <text:p text:style-name="P9">return list.stream() </text:p>
            </text:list-item>
          </text:list>
        </text:list-item>
      </text:list>
      <text:p text:style-name="P5">.sorted((a, b) -&gt; b.compareTo(a))</text:p>
      <text:p text:style-name="P5">.collect(Collectors.toList());</text:p>
      <text:p text:style-name="P2"/>
      <text:p text:style-name="P2"/>
      <text:list xml:id="list175205670076511" text:continue-numbering="true" text:style-name="WWNum1">
        <text:list-item>
          <text:p text:style-name="P7">Which of the following are true given the declaration IntStream is = IntStream. empty()? (Choose all that apply.)</text:p>
        </text:list-item>
      </text:list>
      <text:p text:style-name="P1"/>
      <text:list xml:id="list175206599519763" text:continue-numbering="true" text:style-name="WWNum1">
        <text:list-item>
          <text:list>
            <text:list-item>
              <text:p text:style-name="P9">is.average() returns the type int.</text:p>
            </text:list-item>
            <text:list-item>
              <text:p text:style-name="P9">is.average() returns the type OptionalInt.</text:p>
            </text:list-item>
            <text:list-item>
              <text:p text:style-name="P9">is.findAny() returns the type int.</text:p>
            </text:list-item>
            <text:list-item>
              <text:p text:style-name="P9">is.findAny() returns the type OptionalInt.</text:p>
            </text:list-item>
            <text:list-item>
              <text:p text:style-name="P9">is.sum() returns the type int.</text:p>
            </text:list-item>
            <text:list-item>
              <text:p text:style-name="P9">is.sum() returns the type OptionalInt.</text:p>
            </text:list-item>
          </text:list>
        </text:list-item>
      </text:list>
      <text:p text:style-name="P2"/>
      <text:p text:style-name="P2"/>
      <text:p text:style-name="P2"/>
      <text:list xml:id="list175205800166265" text:continue-numbering="true" text:style-name="WWNum1">
        <text:list-item>
          <text:p text:style-name="P7">Which of the following can we add after line 5 for the code to run without error and not produce any output? (Choose all that apply.)</text:p>
        </text:list-item>
      </text:list>
      <text:p text:style-name="P4"/>
      <text:p text:style-name="P16">4: <text:tab/>LongStream ls = LongStream.of(1, 2, 3);</text:p>
      <text:p text:style-name="P16">5:<text:tab/>OptionalLong opt = ls.map(n -&gt; n * 10).filter(n -&gt; n &lt; 5) .findFirst();</text:p>
      <text:p text:style-name="P1"/>
      <text:list xml:id="list175205739777713" text:continue-numbering="true" text:style-name="WWNum1">
        <text:list-item>
          <text:list>
            <text:list-item>
              <text:p text:style-name="P9">if (opt.isPresent()) System.out.println(opt.get());</text:p>
            </text:list-item>
            <text:list-item>
              <text:p text:style-name="P9">if (opt.isPresent()) System.out.println(opt.getAsLong());</text:p>
            </text:list-item>
            <text:list-item>
              <text:p text:style-name="P9">opt.ifPresent(System.out.println)</text:p>
            </text:list-item>
            <text:list-item>
              <text:p text:style-name="P9">opt.ifPresent(System.out::println)</text:p>
            </text:list-item>
            <text:list-item>
              <text:p text:style-name="P9">None of these; the code does not compile. </text:p>
            </text:list-item>
            <text:list-item>
              <text:p text:style-name="P9">None of these; line 5 throws an exception at runtime.</text:p>
            </text:list-item>
          </text:list>
        </text:list-item>
      </text:list>
      <text:p text:style-name="P2"/>
      <text:p text:style-name="P2"/>
      <text:p text:style-name="P2"/>
      <text:list xml:id="list175205133105741" text:continue-numbering="true" text:style-name="WWNum1">
        <text:list-item>
          <text:p text:style-name="P7">Select from the following statements and indicate the order in which they would appear to output 10 lines:</text:p>
        </text:list-item>
      </text:list>
      <text:p text:style-name="P1"/>
      <text:p text:style-name="P1">Stream.generate(() -&gt; "1")</text:p>
      <text:p text:style-name="P1">L: .filter(x -&gt; x.length() &gt; 1)</text:p>
      <text:p text:style-name="P1">M: .forEach(System.out::println)</text:p>
      <text:p text:style-name="P1">N: .limit(10)</text:p>
      <text:p text:style-name="P1">O: .peek(System.out::println)</text:p>
      <text:p text:style-name="P1">;</text:p>
      <text:p text:style-name="P1"/>
      <text:list xml:id="list175206539979683" text:continue-numbering="true" text:style-name="WWNum1">
        <text:list-item>
          <text:list>
            <text:list-item>
              <text:p text:style-name="P9">L, N</text:p>
            </text:list-item>
            <text:list-item>
              <text:p text:style-name="P9">L, N, O</text:p>
            </text:list-item>
            <text:list-item>
              <text:p text:style-name="P9">L, N, M</text:p>
            </text:list-item>
            <text:list-item>
              <text:p text:style-name="P9">L, N, M, O</text:p>
            </text:list-item>
            <text:list-item>
              <text:p text:style-name="P9">L, O, M</text:p>
            </text:list-item>
            <text:list-item>
              <text:p text:style-name="P9">N, M</text:p>
            </text:list-item>
            <text:list-item>
              <text:p text:style-name="P9">N, O</text:p>
            </text:list-item>
          </text:list>
        </text:list-item>
      </text:list>
      <text:p text:style-name="P2"/>
      <text:p text:style-name="P2"/>
      <text:p text:style-name="P2"/>
      <text:list xml:id="list175205733641819" text:continue-numbering="true" text:style-name="WWNum1">
        <text:list-item>
          <text:p text:style-name="P7">What changes need to be made for this code to print the string 12345? (Choose all that apply.)</text:p>
        </text:list-item>
      </text:list>
      <text:p text:style-name="P1"/>
      <text:p text:style-name="P1">Stream.iterate(1, x -&gt; x++).limit(5).map(x -&gt; x).collect(Collectors.</text:p>
      <text:p text:style-name="P1">joining());</text:p>
      <text:p text:style-name="P1"/>
      <text:list xml:id="list175205614813030" text:continue-numbering="true" text:style-name="WWNum1">
        <text:list-item>
          <text:list>
            <text:list-item>
              <text:p text:style-name="P9">Change Collectors.joining() to Collectors.joining("").</text:p>
            </text:list-item>
            <text:list-item>
              <text:p text:style-name="P9">Change map(x -&gt; x) to map(x -&gt; "" + x) .</text:p>
            </text:list-item>
            <text:list-item>
              <text:p text:style-name="P9">Change x -&gt; x++ to x -&gt; ++x.</text:p>
            </text:list-item>
            <text:list-item>
              <text:p text:style-name="P9">Add forEach(System.out::print) after the call to collect().</text:p>
            </text:list-item>
            <text:list-item>
              <text:p text:style-name="P9">Wrap the entire line in a System.out.print statement.</text:p>
            </text:list-item>
            <text:list-item>
              <text:p text:style-name="P9">None of the above. The code already prints 12345.</text:p>
            </text:list-item>
          </text:list>
        </text:list-item>
      </text:list>
      <text:p text:style-name="P2"/>
      <text:p text:style-name="P2"/>
      <text:p text:style-name="P2"/>
      <text:list xml:id="list175205739611187" text:continue-numbering="true" text:style-name="WWNum1">
        <text:list-item>
          <text:p text:style-name="P7">Which functional interfaces complete the following code? (Choose all that apply.)</text:p>
        </text:list-item>
      </text:list>
      <text:p text:style-name="P1"/>
      <text:p text:style-name="P1">6:<text:tab/>x = String::new;</text:p>
      <text:p text:style-name="P1">7:<text:tab/>y = (a, b) -&gt; System.out.println();</text:p>
      <text:p text:style-name="P1">8:<text:tab/>z = a -&gt; a + a;</text:p>
      <text:p text:style-name="P1"/>
      <text:list xml:id="list175205831654656" text:continue-numbering="true" text:style-name="WWNum1">
        <text:list-item>
          <text:list>
            <text:list-item>
              <text:p text:style-name="P9">BiConsumer&lt;String, String&gt;</text:p>
            </text:list-item>
            <text:list-item>
              <text:p text:style-name="P9">BiFunction&lt;String, String&gt;</text:p>
            </text:list-item>
            <text:list-item>
              <text:p text:style-name="P9">BinaryConsumer&lt;String, String&gt;</text:p>
            </text:list-item>
            <text:list-item>
              <text:p text:style-name="P9">BinaryFunction&lt;String, String&gt;</text:p>
            </text:list-item>
            <text:list-item>
              <text:p text:style-name="P9">Consumer&lt;String&gt;</text:p>
            </text:list-item>
            <text:list-item>
              <text:p text:style-name="P9">Supplier&lt;String&gt;</text:p>
            </text:list-item>
            <text:list-item>
              <text:p text:style-name="P9">UnaryOperator&lt;String&gt;</text:p>
            </text:list-item>
            <text:list-item>
              <text:p text:style-name="P9">UnaryOperator&lt;String, String&gt;</text:p>
            </text:list-item>
          </text:list>
        </text:list-item>
      </text:list>
      <text:p text:style-name="P2"/>
      <text:p text:style-name="P2"/>
      <text:p text:style-name="P2"/>
      <text:list xml:id="list175206922313719" text:continue-numbering="true" text:style-name="WWNum1">
        <text:list-item>
          <text:p text:style-name="P7">Which of the following is true?</text:p>
        </text:list-item>
      </text:list>
      <text:p text:style-name="P5"/>
      <text:p text:style-name="P5">List&lt;Integer&gt; l1 = Arrays.asList(1, 2, 3);</text:p>
      <text:p text:style-name="P5">List&lt;Integer&gt; l2 = Arrays.asList(4, 5, 6);</text:p>
      <text:p text:style-name="P5">List&lt;Integer&gt; l3 = Arrays.asList();</text:p>
      <text:p text:style-name="P5">Stream.of(l1, l2, l3).map(x -&gt; x + 1)</text:p>
      <text:p text:style-name="P5">.flatMap(x -&gt; x.stream()).forEach(System.out::print);</text:p>
      <text:p text:style-name="P1"/>
      <text:list xml:id="list175205661769467" text:continue-numbering="true" text:style-name="WWNum1">
        <text:list-item>
          <text:list>
            <text:list-item>
              <text:p text:style-name="P9">The code compiles and prints 123456.</text:p>
            </text:list-item>
            <text:list-item>
              <text:p text:style-name="P9">The code compiles and prints 234567.</text:p>
            </text:list-item>
            <text:list-item>
              <text:p text:style-name="P9">The code compiles but does not print anything.</text:p>
            </text:list-item>
            <text:list-item>
              <text:p text:style-name="P9">The code compiles but prints stream references.</text:p>
            </text:list-item>
            <text:list-item>
              <text:p text:style-name="P9">The code runs infinitely.</text:p>
            </text:list-item>
            <text:list-item>
              <text:p text:style-name="P9">The code does not compile.</text:p>
            </text:list-item>
            <text:list-item>
              <text:p text:style-name="P9">The code throws an exception</text:p>
            </text:list-item>
          </text:list>
        </text:list-item>
      </text:list>
      <text:p text:style-name="P2"/>
      <text:p text:style-name="P2"/>
      <text:p text:style-name="P2"/>
      <text:list xml:id="list175206463563903" text:continue-numbering="true" text:style-name="WWNum1">
        <text:list-item>
          <text:p text:style-name="P7">Which of the following is true?</text:p>
        </text:list-item>
      </text:list>
      <text:p text:style-name="P1"/>
      <text:p text:style-name="P1">4:<text:tab/>Stream&lt;Integer&gt; s = Stream.of(1);</text:p>
      <text:p text:style-name="P1">5:<text:tab/>IntStream is = s.mapToInt(x -&gt; x);</text:p>
      <text:p text:style-name="P1">6:<text:tab/>DoubleStream ds = s.mapToDouble(x -&gt; x);</text:p>
      <text:p text:style-name="P1">7:<text:tab/>Stream&lt;Integer&gt; s2 = ds.mapToInt(x -&gt; x);</text:p>
      <text:p text:style-name="P1">8:<text:tab/>s2.forEach(System.out::print);</text:p>
      <text:p text:style-name="P1"/>
      <text:list xml:id="list175205324512249" text:continue-numbering="true" text:style-name="WWNum1">
        <text:list-item>
          <text:list>
            <text:list-item>
              <text:p text:style-name="P9">Line 4 does not compile.</text:p>
            </text:list-item>
            <text:list-item>
              <text:p text:style-name="P9">Line 5 does not compile.</text:p>
            </text:list-item>
            <text:list-item>
              <text:p text:style-name="P9">Line 6 does not compile.</text:p>
            </text:list-item>
            <text:list-item>
              <text:p text:style-name="P9">Line 7 does not compile.</text:p>
            </text:list-item>
            <text:list-item>
              <text:p text:style-name="P9">Line 8 does not compile.</text:p>
            </text:list-item>
            <text:list-item>
              <text:p text:style-name="P9">The code throws an exception.</text:p>
            </text:list-item>
            <text:list-item>
              <text:p text:style-name="P9">The code compiles and prints 1.</text:p>
            </text:list-item>
          </text:list>
        </text:list-item>
      </text:list>
      <text:p text:style-name="P1"/>
      <text:p text:style-name="P2"/>
      <text:p text:style-name="P2"/>
      <text:list xml:id="list175205930223095" text:continue-numbering="true" text:style-name="WWNum1">
        <text:list-item>
          <text:p text:style-name="P7">The partitioningBy() collector creates a Map&lt;Boolean, List&lt;String&gt;&gt; when passed to collect() by default. When specific parameters are passed to partitioningBy(), which return types can be created? (Choose all that apply.)</text:p>
        </text:list-item>
      </text:list>
      <text:p text:style-name="P1"/>
      <text:list xml:id="list175206724172072" text:continue-numbering="true" text:style-name="WWNum1">
        <text:list-item>
          <text:list>
            <text:list-item>
              <text:p text:style-name="P9">Map&lt;boolean, List&lt;String&gt;&gt;</text:p>
            </text:list-item>
            <text:list-item>
              <text:p text:style-name="P9">Map&lt;Boolean, Map&lt;String&gt;&gt;</text:p>
            </text:list-item>
            <text:list-item>
              <text:p text:style-name="P9">Map&lt;Long, TreeSet&lt;String&gt;&gt;</text:p>
            </text:list-item>
            <text:list-item>
              <text:p text:style-name="P9">Map&lt;Boolean, List&lt;String&gt;&gt;</text:p>
            </text:list-item>
            <text:list-item>
              <text:p text:style-name="P9">Map&lt;Boolean, Set&lt;String&gt;&gt;</text:p>
            </text:list-item>
            <text:list-item>
              <text:p text:style-name="P9">None of the above</text:p>
            </text:list-item>
          </text:list>
        </text:list-item>
      </text:list>
      <text:p text:style-name="P2"/>
      <text:p text:style-name="P2"/>
      <text:p text:style-name="P2"/>
      <text:list xml:id="list175206129502096" text:continue-numbering="true" text:style-name="WWNum1">
        <text:list-item>
          <text:p text:style-name="P7">What is the output of the following?</text:p>
        </text:list-item>
      </text:list>
      <text:p text:style-name="P1"/>
      <text:p text:style-name="P1">Stream&lt;String&gt; s = Stream.empty();</text:p>
      <text:p text:style-name="P1">Stream&lt;String&gt; s2 = Stream.empty();</text:p>
      <text:p text:style-name="P1">Map&lt;Boolean, List&lt;String&gt;&gt; p = s.collect(</text:p>
      <text:p text:style-name="P1">Collectors.partitioningBy(b -&gt; b.startsWith("c")));</text:p>
      <text:p text:style-name="P1">Map&lt;Boolean, List&lt;String&gt;&gt; g = s2.collect(</text:p>
      <text:p text:style-name="P1">Collectors.groupingBy(b -&gt; b.startsWith("c")));</text:p>
      <text:p text:style-name="P1">System.out.println(p + " " + g);</text:p>
      <text:p text:style-name="P1"/>
      <text:list xml:id="list175206181240203" text:continue-numbering="true" text:style-name="WWNum1">
        <text:list-item>
          <text:list>
            <text:list-item>
              <text:p text:style-name="P9">{} {}</text:p>
            </text:list-item>
            <text:list-item>
              <text:p text:style-name="P9">{} {false=[], true=[]}</text:p>
            </text:list-item>
            <text:list-item>
              <text:p text:style-name="P9">{false=[], true=[]} {}</text:p>
            </text:list-item>
            <text:list-item>
              <text:p text:style-name="P9">{false=[], true=[]} {false=[], true=[]}</text:p>
            </text:list-item>
            <text:list-item>
              <text:p text:style-name="P9">The code does not compile.</text:p>
            </text:list-item>
            <text:list-item>
              <text:p text:style-name="P9">An exception is thrown.</text:p>
            </text:list-item>
          </text:list>
        </text:list-item>
      </text:list>
      <text:p text:style-name="P2"/>
      <text:p text:style-name="P2"/>
      <text:p text:style-name="P2"/>
      <text:list xml:id="list175206510832854" text:continue-numbering="true" text:style-name="WWNum1">
        <text:list-item>
          <text:p text:style-name="P7">Which of the following is equivalent to this code?</text:p>
        </text:list-item>
      </text:list>
      <text:p text:style-name="P5"/>
      <text:p text:style-name="P5">UnaryOperator&lt;Integer&gt; u = x -&gt; x * x;</text:p>
      <text:p text:style-name="P1"/>
      <text:list xml:id="list175205921157514" text:continue-numbering="true" text:style-name="WWNum1">
        <text:list-item>
          <text:list>
            <text:list-item>
              <text:p text:style-name="P9">BiFunction&lt;Integer&gt; f = x -&gt; x*x;</text:p>
            </text:list-item>
            <text:list-item>
              <text:p text:style-name="P9">BiFunction&lt;Integer, Integer&gt; f = x -&gt; x*x;</text:p>
            </text:list-item>
            <text:list-item>
              <text:p text:style-name="P9">BinaryOperator&lt;Integer, Integer&gt; f = x -&gt; x*x;</text:p>
            </text:list-item>
            <text:list-item>
              <text:p text:style-name="P9">Function&lt;Integer&gt; f = x -&gt; x*x;</text:p>
            </text:list-item>
            <text:list-item>
              <text:p text:style-name="P9">Function&lt;Integer, Integer&gt; f = x -&gt; x*x;</text:p>
            </text:list-item>
            <text:list-item>
              <text:p text:style-name="P9">None of the above</text:p>
            </text:list-item>
          </text:list>
        </text:list-item>
      </text:list>
      <text:p text:style-name="P2"/>
      <text:p text:style-name="P2"/>
      <text:p text:style-name="P2"/>
      <text:list xml:id="list175206649294783" text:continue-numbering="true" text:style-name="WWNum1">
        <text:list-item>
          <text:p text:style-name="P7">What is the result of the following?</text:p>
        </text:list-item>
      </text:list>
      <text:p text:style-name="P1"/>
      <text:p text:style-name="P1">DoubleStream s = DoubleStream.of(1.2, 2.4);</text:p>
      <text:p text:style-name="P1">s.peek(System.out::println).filter(x -&gt; x &gt; 2).count();</text:p>
      <text:p text:style-name="P1"/>
      <text:list xml:id="list175206723982587" text:continue-numbering="true" text:style-name="WWNum1">
        <text:list-item>
          <text:list>
            <text:list-item>
              <text:p text:style-name="P9">1</text:p>
            </text:list-item>
            <text:list-item>
              <text:p text:style-name="P9">2</text:p>
            </text:list-item>
            <text:list-item>
              <text:p text:style-name="P9">2.4</text:p>
            </text:list-item>
            <text:list-item>
              <text:p text:style-name="P9">1.2 and 2.4</text:p>
            </text:list-item>
            <text:list-item>
              <text:p text:style-name="P9">There is no output.</text:p>
            </text:list-item>
            <text:list-item>
              <text:p text:style-name="P9">The code does not compile.</text:p>
            </text:list-item>
            <text:list-item>
              <text:p text:style-name="P9">An exception is thrown.</text:p>
            </text:list-item>
          </text:list>
        </text:list-item>
      </text:list>
      <text:p text:style-name="P2"/>
      <text:p text:style-name="P2"/>
      <text:p text:style-name="P2"/>
      <text:list xml:id="list175206054035454" text:continue-numbering="true" text:style-name="WWNum1">
        <text:list-item>
          <text:p text:style-name="P7">Which of the following return primitives? (Choose all that apply.)</text:p>
          <text:list>
            <text:list-item>
              <text:p text:style-name="P9">BooleanSupplier</text:p>
            </text:list-item>
            <text:list-item>
              <text:p text:style-name="P9">CharSupplier</text:p>
            </text:list-item>
            <text:list-item>
              <text:p text:style-name="P9">DoubleSupplier</text:p>
            </text:list-item>
            <text:list-item>
              <text:p text:style-name="P9">FloatSupplier</text:p>
            </text:list-item>
            <text:list-item>
              <text:p text:style-name="P9">IntSupplier</text:p>
            </text:list-item>
            <text:list-item>
              <text:p text:style-name="P9">StringSupplier</text:p>
            </text:list-item>
          </text:list>
        </text:list-item>
      </text:list>
      <text:p text:style-name="P2"/>
      <text:p text:style-name="P2"/>
      <text:p text:style-name="P2"/>
      <text:list xml:id="list175205983890032" text:continue-numbering="true" text:style-name="WWNum1">
        <text:list-item>
          <text:p text:style-name="P7">What is the simplest way of rewriting this code?</text:p>
        </text:list-item>
      </text:list>
      <text:p text:style-name="P1">List&lt;Integer&gt; l = IntStream.range(1, 6)</text:p>
      <text:p text:style-name="P1">.mapToObj(i -&gt; i).collect(Collectors.toList());</text:p>
      <text:p text:style-name="P1">l.forEach(System.out::println);</text:p>
      <text:list xml:id="list175205314338032" text:continue-numbering="true" text:style-name="WWNum1">
        <text:list-item>
          <text:list>
            <text:list-item>
              <text:p text:style-name="P9">IntStream.range(1, 6);</text:p>
            </text:list-item>
            <text:list-item>
              <text:p text:style-name="P9">IntStream.range(1, 6)</text:p>
            </text:list-item>
          </text:list>
        </text:list-item>
      </text:list>
      <text:p text:style-name="P17">.forEach(System.out::println);</text:p>
      <text:list xml:id="list175205942393744" text:continue-numbering="true" text:style-name="WWNum1">
        <text:list-item>
          <text:list>
            <text:list-item>
              <text:p text:style-name="P9">IntStream.range(1, 6)</text:p>
            </text:list-item>
          </text:list>
        </text:list-item>
      </text:list>
      <text:p text:style-name="P17">.mapToObj(1 -&gt; i)</text:p>
      <text:p text:style-name="P17">.forEach(System.out::println);</text:p>
      <text:list xml:id="list175206066557632" text:continue-numbering="true" text:style-name="WWNum1">
        <text:list-item>
          <text:list>
            <text:list-item>
              <text:p text:style-name="P9">None of the above is equivalent.</text:p>
            </text:list-item>
            <text:list-item>
              <text:p text:style-name="P9">The provided code does not compile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ca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ca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fo:font-size="14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$Build-2</meta:generator>
    <dc:date>2017-12-13T17:52:04.804868140</dc:date>
    <meta:editing-duration>PT21M1S</meta:editing-duration>
    <meta:editing-cycles>5</meta:editing-cycles>
    <meta:document-statistic meta:table-count="0" meta:image-count="0" meta:object-count="0" meta:page-count="20" meta:paragraph-count="219" meta:word-count="1252" meta:character-count="8045" meta:non-whitespace-character-count="7152"/>
  </office:meta>
</office:document-meta>
</file>